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Footnote">
      <style:text-properties officeooo:paragraph-rsid="10598138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Footnote">
      <style:text-properties officeooo:paragraph-rsid="0faa1a72" fo:background-color="transparent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 style:parent-style-name="Standard">
      <style:text-properties officeooo:paragraph-rsid="107197db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font-size="10pt" style:font-size-asian="10pt" style:font-size-complex="10pt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language="en" fo:country="GB"/>
    </style:style>
    <style:style style:name="T221" style:family="text">
      <style:text-properties fo:language="en" fo:country="GB" officeooo:rsid="0e83c34e"/>
    </style:style>
    <style:style style:name="T222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officeooo:rsid="0f28d107"/>
    </style:style>
    <style:style style:name="T224" style:family="text">
      <style:text-properties fo:language="en" fo:country="GB" style:font-size-complex="12pt"/>
    </style:style>
    <style:style style:name="T225" style:family="text">
      <style:text-properties fo:language="en" fo:country="GB" officeooo:rsid="0f28d107" style:font-size-complex="12pt"/>
    </style:style>
    <style:style style:name="T22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language="en" fo:country="GB" officeooo:rsid="105418b7"/>
    </style:style>
    <style:style style:name="T228" style:family="text">
      <style:text-properties officeooo:rsid="103c421a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104d5027" style:font-weight-asian="bold" style:font-weight-complex="bold"/>
    </style:style>
    <style:style style:name="T231" style:family="text">
      <style:text-properties officeooo:rsid="1061b5b8"/>
    </style:style>
    <style:style style:name="T232" style:family="text">
      <style:text-properties officeooo:rsid="1069ed98"/>
    </style:style>
    <style:style style:name="T233" style:family="text">
      <style:text-properties officeooo:rsid="106d22f6"/>
    </style:style>
    <style:style style:name="T234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2"><text:span text:style-name="Strong_20_Emphasis"><text:span text:style-name="T133">Checklist for installing</text:span></text:span><text:span text:style-name="T158"> </text:span><text:span text:style-name="T158"><text:user-field-get text:name="Distro">Debian</text:user-field-get></text:span><text:span text:style-name="T159"><text:s/></text:span><text:span text:style-name="T159"><text:user-field-get text:name="Version">12</text:user-field-get></text:span><text:span text:style-name="Strong_20_Emphasis"><text:span text:style-name="T134"><text:s/></text:span></text:span><text:span text:style-name="Strong_20_Emphasis"><text:span text:style-name="T135">LTS</text:span></text:span><text:span text:style-name="T160"><text:note text:id="ftn1" text:note-class="footnote"><text:note-citation>1</text:note-citation><text:note-body><text:p text:style-name="P24"><text:span text:style-name="T146">L</text:span><text:span text:style-name="T147">TS stands for Long-Term Support, and this </text:span><text:span text:style-name="T154">June</text:span><text:span text:style-name="T148"> </text:span><text:span text:style-name="Strong_20_Emphasis"><text:span text:style-name="T89"><text:user-field-get text:name="Releaseyear">2023</text:user-field-get></text:span></text:span><text:span text:style-name="T150"><text:s/></text:span><text:span text:style-name="T155"><text:user-field-get text:name="Distro">Debian</text:user-field-get></text:span><text:span text:style-name="T156"><text:s/></text:span><text:span text:style-name="T156"><text:user-field-get text:name="Version">12</text:user-field-get></text:span><text:span text:style-name="Strong_20_Emphasis"><text:span text:style-name="T136"><text:s/></text:span></text:span><text:span text:style-name="T148">LTS </text:span><text:span text:style-name="T157"><text:user-field-get text:name="Edition">Server</text:user-field-get></text:span><text:span text:style-name="T148"><text:s/></text:span><text:span text:style-name="T149">(</text:span><text:span text:style-name="T147">codenamed</text:span><text:span text:style-name="T149"> </text:span><text:span text:style-name="T153">bookworm</text:span><text:span text:style-name="T149">) </text:span><text:span text:style-name="T147">will be </text:span><text:span text:style-name="T152">supported</text:span><text:span text:style-name="T147"> for five years until </text:span><text:span text:style-name="T154">June</text:span><text:span text:style-name="T148"> </text:span><text:span text:style-name="T146">202</text:span><text:span text:style-name="T154">8</text:span><text:span text:style-name="T151">.</text:span></text:p></text:note-body></text:note></text:span><text:span text:style-name="T161"> </text:span><text:span text:style-name="T161"><text:user-field-get text:name="Edition">Server</text:user-field-get></text:span><text:span text:style-name="T162">.</text:span></text:p>
      <text:p text:style-name="P41"/>
      <text:p text:style-name="P39"><text:span text:style-name="T17">Fill in the </text:span><text:span text:style-name="Strong_20_Emphasis"><text:span text:style-name="T213"><text:s/></text:span></text:span><text:span text:style-name="Strong_20_Emphasis"><text:span text:style-name="T214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3"><text:span text:style-name="Definition"><text:span text:style-name="T222">user</text:span></text:span><text:span text:style-name="T175"><text:tab/><text:tab/></text:span><text:span text:style-name="T174"> <text:tab/><text:tab/><text:tab/></text:span><text:span text:style-name="T176"><draw:control text:anchor-type="as-char" svg:y="-0.429cm" draw:z-index="10" draw:name="Gebruiker 2" draw:style-name="gr2" draw:text-style-name="P89" svg:width="6.002cm" svg:height="0.6cm" draw:control="control11"><svg:title>Gebruiker</svg:title><svg:desc>Volledige naam, bijv. Jan Stek</svg:desc></draw:control></text:span><text:span text:style-name="T176"><text:tab/></text:span><text:span text:style-name="T177">[</text:span><text:span text:style-name="T178">full </text:span><text:span text:style-name="T168">na</text:span><text:span text:style-name="T169">me,</text:span><text:span text:style-name="T168"> </text:span><text:span text:style-name="T169">e.g.</text:span><text:span text:style-name="T168"> </text:span><text:span text:style-name="T170">J</text:span><text:span text:style-name="T179">a</text:span><text:span text:style-name="T170">n </text:span><text:span text:style-name="T179">Jansen</text:span><text:span text:style-name="T180">]</text:span></text:p>
      <text:p text:style-name="P45"><text:span text:style-name="Definition"><text:span text:style-name="T167">USER</text:span></text:span><text:span text:style-name="Definition"><text:span text:style-name="T220">na</text:span></text:span><text:span text:style-name="Definition"><text:span text:style-name="T223">me</text:span></text:span><text:span text:style-name="T166"><text:tab/><text:tab/><text:tab/></text:span><text:span text:style-name="T166"><draw:control text:anchor-type="as-char" svg:y="-0.429cm" draw:z-index="11" draw:name="Gberuikersnaam 2" draw:style-name="gr2" draw:text-style-name="P89" svg:width="6.002cm" svg:height="0.6cm" draw:control="control12"><svg:title>Gebruikersnaam</svg:title><svg:desc>Korte naam, bijv. jan</svg:desc></draw:control></text:span><text:span text:style-name="T16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7">j</text:span><text:span text:style-name="T138">a</text:span><text:span text:style-name="T137">n</text:span><text:span text:style-name="T139">]</text:span></text:p>
      <text:p text:style-name="P42"><text:span text:style-name="Definition"><text:span text:style-name="T227">serv</text:span></text:span><text:span text:style-name="Definition"><text:span text:style-name="T220">ERNA</text:span></text:span><text:span text:style-name="Definition"><text:span text:style-name="T223">me</text:span></text:span><text:span text:style-name="T181"><text:tab/><text:tab/></text:span><text:span text:style-name="T220"><draw:control text:anchor-type="as-char" svg:y="-0.429cm" draw:z-index="12" draw:name="Computernaam 1" draw:style-name="gr2" draw:text-style-name="P89" svg:width="6.002cm" svg:height="0.6cm" draw:control="control13"><svg:title>Computernaam</svg:title><svg:desc>Unieke naam van de computer</svg:desc></draw:control></text:span><text:span text:style-name="T220"><text:tab/></text:span><text:span text:style-name="T185">[</text:span><text:span text:style-name="T182">na</text:span><text:span text:style-name="T186">me of the</text:span><text:span text:style-name="T182"> </text:span><text:span text:style-name="T190">server</text:span><text:span text:style-name="T183">, </text:span><text:span text:style-name="T186">e.g.</text:span><text:span text:style-name="T187"> </text:span><text:span text:style-name="T189">sv</text:span><text:span text:style-name="T188">02</text:span><text:span text:style-name="T185">]</text:span></text:p>
      <text:p text:style-name="P42"><text:span text:style-name="Definition"><text:span text:style-name="T193">USER2</text:span></text:span><text:span text:style-name="T192"><text:tab/></text:span><text:span text:style-name="T174"> <text:tab/><text:tab/><text:tab/></text:span><text:span text:style-name="T176"><draw:control text:anchor-type="as-char" svg:y="-0.429cm" draw:z-index="13" draw:name="Gebruiker 3" draw:style-name="gr2" draw:text-style-name="P89" svg:width="6.002cm" svg:height="0.6cm" draw:control="control14"><svg:title>Gebruiker</svg:title><svg:desc>Volledige naam, bijv. Jan Stek</svg:desc></draw:control></text:span><text:span text:style-name="T176"><text:tab/></text:span><text:span text:style-name="T177">[</text:span><text:span text:style-name="T168">na</text:span><text:span text:style-name="T171">me</text:span><text:span text:style-name="T168"> possibly</text:span><text:span text:style-name="T172"> 2</text:span><text:span text:style-name="T204">nd</text:span><text:span text:style-name="T172"> USER</text:span><text:span text:style-name="T173">]</text:span></text:p>
      <text:p text:style-name="P45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193">2</text:span></text:span><text:span text:style-name="Definition"><text:span text:style-name="T200"><text:tab/><text:tab/></text:span></text:span><text:span text:style-name="T166"><draw:control text:anchor-type="as-char" svg:y="-0.429cm" draw:z-index="14" draw:name="Gberuikersnaam 3" draw:style-name="gr2" draw:text-style-name="P89" svg:width="6.002cm" svg:height="0.6cm" draw:control="control15"><svg:title>Gebruikersnaam</svg:title><svg:desc>Korte naam, bijv. jan</svg:desc></draw:control></text:span><text:span text:style-name="T166"><text:tab/></text:span><text:span text:style-name="T197">[</text:span><text:span text:style-name="T198">user</text:span><text:span text:style-name="T196"> na</text:span><text:span text:style-name="T199">me</text:span><text:span text:style-name="T201"> possibly</text:span><text:span text:style-name="T202"> 2</text:span><text:span text:style-name="T205">nd</text:span><text:span text:style-name="T202"> USER</text:span><text:span text:style-name="T203">]</text:span></text:p>
      <text:p text:style-name="P42"><text:span text:style-name="T140">Replace the </text:span><text:span text:style-name="T141">underlined</text:span><text:span text:style-name="T140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40">.</text:span></text:p>
      <text:p text:style-name="P3"/>
      <text:p text:style-name="P3"/>
      <text:p text:style-name="P42"><text:span text:style-name="T69">New installation?</text:span><text:span text:style-name="T31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2">.</text:span></text:p>
      <text:p text:style-name="P40"/>
      <text:p text:style-name="P42"><text:span text:style-name="Strong_20_Emphasis"><text:span text:style-name="T29"/></text:span></text:p>
      <text:list xml:id="list240307198" text:style-name="L1">
        <text:list-item>
          <text:p text:style-name="P84"><text:bookmark-start text:name="__RefNumPara__4083_1271708128"/>Prepar<text:span text:style-name="T231">e</text:span>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7" draw:name="Vorm 5" draw:style-name="gr1" draw:text-style-name="P8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3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99">Login any additional </text:span></text:span><text:span text:style-name="Definition"><text:span text:style-name="T207">USER</text:span></text:span><text:span text:style-name="User_20_Entry"><text:span text:style-name="T100">s</text:span></text:span><text:span text:style-name="User_20_Entry"><text:span text:style-name="T110">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8" draw:name="Vorm 6" draw:style-name="gr1" draw:text-style-name="P88" svg:width="0.35cm" svg:height="0.35cm" draw:control="control19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33"><text:span text:style-name="T22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T221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9"><text:span text:style-name="Strong_20_Emphasis"><text:span text:style-name="T39">Type </text:span></text:span><text:span text:style-name="Strong_20_Emphasis"><text:span text:style-name="T88">'</text:span></text:span><text:span text:style-name="User_20_Entry"><text:span text:style-name="T113">wget karelzimmer.nl/</text:span></text:span><text:span text:style-name="User_20_Entry"><text:span text:style-name="T114">kz; </text:span></text:span><text:span text:style-name="User_20_Entry"><text:span text:style-name="T115">bash kz</text:span></text:span><text:span text:style-name="Strong_20_Emphasis"><text:span text:style-name="T88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9" draw:name="Vorm 7" draw:style-name="gr1" draw:text-style-name="P88" svg:width="0.35cm" svg:height="0.35cm" draw:control="control20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6"/></text:span></text:p>
          </table:table-cell>
          <table:table-cell table:style-name="_31_._5f_Installatie_5f_voorbereiden.D9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6">1 - 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92657793702598" text:continue-numbering="true" text:style-name="L1">
        <text:list-item>
          <text:p text:style-name="P83"><text:bookmark-start text:name="__RefNumPara__4009_12717081281"/><text:span text:style-name="Strong_20_Emphasis"><text:span text:style-name="T142">Perform installation</text:span></text:span><text:bookmark-end text:name="__RefNumPara__4009_12717081281"/></text:p>
        </text:list-item>
      </text:list>
      <text:p text:style-name="P58"><text:span text:style-name="Strong_20_Emphasis"><text:span text:style-name="T14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7"><text:span text:style-name="T143">Boot the computer from</text:span><text:span text:style-name="T144"><text:note text:id="ftn0" text:note-class="footnote"><text:note-citation>1</text:note-citation><text:note-body><text:p text:style-name="P81"><text:span text:style-name="T111">Boot menu/Setup via one of the </text:span><text:span text:style-name="T112">f</text:span><text:span text:style-name="T111">requently used keys:</text:span> Esc, Delete, F1, F2, <text:span text:style-name="T234">F9, </text:span>F10, F11, or F12.</text:p></text:note-body></text:note></text:span><text:span text:style-name="T143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Strong_20_Emphasis"><text:span text:style-name="T127"><text:s/>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2">Live</text:span></text:span><text:span text:style-name="Strong_20_Emphasis"><text:span text:style-name="T87"><text:note text:id="ftn4" text:note-class="footnote"><text:note-citation>2</text:note-citation><text:note-body><text:p text:style-name="P4"><text:span text:style-name="T208">From a Live USB stick (or DVD) you can boot and work with </text:span><text:span text:style-name="Strong_20_Emphasis"><text:span text:style-name="T145"><text:user-field-get text:name="Distro">Debian</text:user-field-get></text:span></text:span><text:span text:style-name="Strong_20_Emphasis"><text:span text:style-name="T145"><text:s/></text:span></text:span><text:span text:style-name="T208">without modifying any files on the hard drive and also allows installation of </text:span><text:span text:style-name="Strong_20_Emphasis"><text:span text:style-name="T145"><text:user-field-get text:name="Distro">Debian</text:user-field-get></text:span></text:span><text:span text:style-name="Strong_20_Emphasis"><text:span text:style-name="T145">.</text:span></text:span></text:p></text:note-body></text:note></text:span></text:span><text:span text:style-name="T79"> USB stick</text:span><text:span text:style-name="T80"><text:note text:id="ftn5" text:note-class="footnote"><text:note-citation>3</text:note-citation><text:note-body><text:p text:style-name="P78"><text:span text:style-name="Strong_20_Emphasis"><text:span text:style-name="T93">In a graphical working environment:<text:line-break/>Download a CD image file (.iso) from</text:span></text:span><text:span text:style-name="Strong_20_Emphasis"><text:span text:style-name="T91"> </text:span></text:span><text:a xlink:type="simple" xlink:href="https://www.debian.org/CD/live/" text:style-name="Internet_20_link" text:visited-style-name="Visited_20_Internet_20_Link"><text:span text:style-name="Strong_20_Emphasis"><text:span text:style-name="T210">debian.org/cd/live</text:span></text:span></text:a><text:span text:style-name="Strong_20_Emphasis"><text:span text:style-name="T91">, </text:span></text:span><text:span text:style-name="Strong_20_Emphasis"><text:span text:style-name="T97">under </text:span></text:span><text:span text:style-name="Strong_20_Emphasis"><text:span text:style-name="T104">DVD/USB</text:span></text:span><text:span text:style-name="Strong_20_Emphasis"><text:span text:style-name="T91"> click </text:span></text:span><text:span text:style-name="Strong_20_Emphasis"><text:span text:style-name="T97">on </text:span></text:span><text:span text:style-name="Strong_20_Emphasis"><text:span text:style-name="T104">amd64</text:span></text:span><text:span text:style-name="Strong_20_Emphasis"><text:span text:style-name="T97">.</text:span></text:span><text:span text:style-name="Strong_20_Emphasis"><text:span text:style-name="T91"><text:line-break/></text:span></text:span><text:span text:style-name="Strong_20_Emphasis"><text:span text:style-name="T94">Click on</text:span></text:span><text:span text:style-name="Strong_20_Emphasis"><text:span text:style-name="T92"> </text:span></text:span><text:span text:style-name="Strong_20_Emphasis"><text:span text:style-name="T105">debian-live-1</text:span></text:span><text:span text:style-name="Strong_20_Emphasis"><text:span text:style-name="T104">2</text:span></text:span><text:span text:style-name="Strong_20_Emphasis"><text:span text:style-name="T105">.</text:span></text:span><text:span text:style-name="Strong_20_Emphasis"><text:span text:style-name="T106">x</text:span></text:span><text:span text:style-name="Strong_20_Emphasis"><text:span text:style-name="T105">.</text:span></text:span><text:span text:style-name="Strong_20_Emphasis"><text:span text:style-name="T106">y</text:span></text:span><text:span text:style-name="Strong_20_Emphasis"><text:span text:style-name="T107">-</text:span></text:span><text:span text:style-name="Strong_20_Emphasis"><text:span text:style-name="T105">amd64-</text:span></text:span><text:span text:style-name="Strong_20_Emphasis"><text:span text:style-name="T109">standard</text:span></text:span><text:span text:style-name="Strong_20_Emphasis"><text:span text:style-name="T108">.iso</text:span></text:span><text:span text:style-name="Strong_20_Emphasis"><text:span text:style-name="T90">.<text:line-break/></text:span></text:span><text:span text:style-name="Strong_20_Emphasis"><text:span text:style-name="T93">Insert a USB stick of at least </text:span></text:span><text:span text:style-name="Strong_20_Emphasis"><text:span text:style-name="T98">2</text:span></text:span><text:span text:style-name="Strong_20_Emphasis"><text:span text:style-name="T93"> GB.<text:line-break/>Locate </text:span></text:span><text:span text:style-name="Strong_20_Emphasis"><text:span text:style-name="T101">disk</text:span></text:span><text:span text:style-name="Strong_20_Emphasis"><text:span text:style-name="T93"> and click the </text:span></text:span><text:span text:style-name="Strong_20_Emphasis"><text:span text:style-name="T102">Disks</text:span></text:span><text:span text:style-name="Strong_20_Emphasis"><text:span text:style-name="T93"> icon. Select the USB stick in the list of disks on the left and click </text:span></text:span><text:span text:style-name="Strong_20_Emphasis"><text:span text:style-name="T102">Disk </text:span></text:span><text:span text:style-name="Strong_20_Emphasis"><text:span text:style-name="T101">settings</text:span></text:span><text:span text:style-name="Strong_20_Emphasis"><text:span text:style-name="T93"> ⋮ (icon with the three dots) in the top right corner.</text:span></text:span></text:p><text:p text:style-name="P34"><text:span text:style-name="Strong_20_Emphasis"><text:span text:style-name="T93"><text:tab/>Choose </text:span></text:span><text:span text:style-name="Strong_20_Emphasis"><text:span text:style-name="T102">Restore Disk Image</text:span></text:span><text:span text:style-name="Strong_20_Emphasis"><text:span text:style-name="T93"> and select the CD image file (.iso) you just downloaded.</text:span></text:span></text:p><text:p text:style-name="P34"><text:span text:style-name="Strong_20_Emphasis"><text:span text:style-name="T95"><text:tab/>Click </text:span></text:span><text:span text:style-name="Strong_20_Emphasis"><text:span text:style-name="T103">Start Restore</text:span></text:span><text:span text:style-name="Strong_20_Emphasis"><text:span text:style-name="T95">, and then click </text:span></text:span><text:span text:style-name="Strong_20_Emphasis"><text:span text:style-name="T103">Restore</text:span></text:span><text:span text:style-name="Strong_20_Emphasis"><text:span text:style-name="T95">.</text:span></text:span></text:p><text:p text:style-name="P34"><text:span text:style-name="Strong_20_Emphasis"><text:span text:style-name="T95"><text:tab/>Or use the </text:span></text:span><text:span text:style-name="Strong_20_Emphasis"><text:span text:style-name="T103">Etcher</text:span></text:span><text:span text:style-name="Strong_20_Emphasis"><text:span text:style-name="T95"> program </text:span></text:span><text:span text:style-name="Strong_20_Emphasis"><text:span text:style-name="T96">(</text:span></text:span><text:a xlink:type="simple" xlink:href="https://www.balena.io/etcher/" text:style-name="Internet_20_link" text:visited-style-name="Visited_20_Internet_20_Link"><text:span text:style-name="Strong_20_Emphasis"><text:span text:style-name="T209">etcher.io</text:span></text:span></text:a><text:span text:style-name="Strong_20_Emphasis"><text:span text:style-name="T96">) </text:span></text:span><text:span text:style-name="Strong_20_Emphasis"><text:span text:style-name="T95">available for Windows, macOS, and Linux.</text:span></text:span></text:p></text:note-body></text:note></text:span><text:span text:style-name="T79"> </text:span><text:span text:style-name="T81">o</text:span><text:span text:style-name="T83">r</text:span><text:span text:style-name="T81"> </text:span><text:span text:style-name="T83">DVD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1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3"><text:span text:style-name="Strong_20_Emphasis"><text:span text:style-name="T121">Follow the instructions on the </text:span></text:span><text:span text:style-name="Strong_20_Emphasis"><text:span text:style-name="T122">installation</text:span></text:span><text:span text:style-name="Strong_20_Emphasis"><text:span text:style-name="T123"> screens</text:span></text:span><text:span text:style-name="Strong_20_Emphasis"><text:span text:style-name="T121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3" draw:name="Vorm13" draw:style-name="gr1" draw:text-style-name="P88" svg:width="0.35cm" svg:height="0.35cm" draw:control="control4"/></text:p>
          </table:table-cell>
          <table:table-cell table:style-name="_32_._5f_Installatie_5f_uitvoeren.C6" office:value-type="string">
            <text:p text:style-name="P54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69">Click on <text:span text:style-name="T229">othe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0">Click on <text:span text:style-name="T229">Europe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1">Click on <text:span text:style-name="T229">Netherlands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4"><draw:control text:anchor-type="as-char" draw:z-index="20" draw:name="Vorm 1" draw:style-name="gr1" draw:text-style-name="P88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68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4"><draw:control text:anchor-type="as-char" draw:z-index="21" draw:name="Vorm 2" draw:style-name="gr1" draw:text-style-name="P88" svg:width="0.35cm" svg:height="0.35cm" draw:control="control22"/></text:span></text:span></text:p>
          </table:table-cell>
          <table:table-cell table:style-name="_32_._5f_Installatie_5f_uitvoeren.C6" office:value-type="string">
            <text:p text:style-name="P74"><text:span text:style-name="T233">At</text:span><text:span text:style-name="T232"> </text:span><text:span text:style-name="T229">Set up users and passwords</text:span><text:span text:style-name="T232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3">Don<text:span text:style-name="T163">'t set </text:span><text:span text:style-name="T165">Root</text:span><text:span text:style-name="T163"> pass</text:span><text:span text:style-name="T164">w</text:span><text:span text:style-name="T163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6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0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5">Enter <text:span text:style-name="T229">User </text:span><text:span text:style-name="T230">n</text:span><text:span text:style-name="T229">ame for you</text:span><text:span text:style-name="T230">r</text:span><text:span text:style-name="T229"> account</text:span><text:span text:style-name="Strong_20_Emphasis"><text:span text:style-name="T62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7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92659558976261" text:continue-numbering="true" text:style-name="L1">
        <text:list-item>
          <text:p text:style-name="P86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2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8">Log in as </text:span></text:span><text:span text:style-name="Definition"><text:span text:style-name="T9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4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6" text:note-class="footnote"><text:note-citation>1</text:note-citation><text:note-body><text:p text:style-name="P33"><text:span text:style-name="T22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T221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9"><text:span text:style-name="T13">Type </text:span><text:span text:style-name="Strong_20_Emphasis"><text:span text:style-name="T88">'</text:span></text:span><text:span text:style-name="User_20_Entry"><text:span text:style-name="T113">wget karelzimmer.nl/</text:span></text:span><text:span text:style-name="User_20_Entry"><text:span text:style-name="T114">kz; </text:span></text:span><text:span text:style-name="User_20_Entry"><text:span text:style-name="T115">bash kz</text:span></text:span><text:span text:style-name="Strong_20_Emphasis"><text:span text:style-name="T88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9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6">3</text:span></text:span><text:span text:style-name="Strong_20_Emphasis"><text:span text:style-name="T116"> - </text:span></text:span><text:span text:style-name="Strong_20_Emphasis"><text:span text:style-name="T117">Finish installatio</text:span></text:span><text:span text:style-name="Strong_20_Emphasis"><text:span text:style-name="T118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29"><text:span text:style-name="Strong_20_Emphasis"><text:span text:style-name="T28"><text:tab/></text:span></text:span></text:p>
      <text:p text:style-name="P30"><text:span text:style-name="Strong_20_Emphasis"><text:span text:style-name="T43"/></text:span></text:p>
      <text:list xml:id="list92659646766901"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212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15" draw:name="Vorm36_ 1" draw:style-name="gr1" draw:text-style-name="P88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9">USER</text:span></text:span><text:span text:style-name="Strong_20_Emphasis"><text:span text:style-name="T37"><text:note text:id="ftn7" text:note-class="footnote"><text:note-citation>1</text:note-citation><text:note-body><text:p text:style-name="P32"><text:span text:style-name="User_20_Entry"><text:span text:style-name="T119">Login any additional </text:span></text:span><text:span text:style-name="Definition"><text:span text:style-name="T206">USER</text:span></text:span><text:span text:style-name="User_20_Entry"><text:span text:style-name="T120">s </text:span></text:span><text:span text:style-name="User_20_Entry"><text:span text:style-name="T119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21">Follow the instructions on the </text:span></text:span><text:span text:style-name="Strong_20_Emphasis"><text:span text:style-name="T124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16" draw:name="Vorm36_ 2" draw:style-name="gr1" draw:text-style-name="P88" svg:width="0.35cm" svg:height="0.35cm" draw:control="control17"/></text:span></text:span></text:p>
          </table:table-cell>
          <table:table-cell table:style-name="Tabel2.D5" office:value-type="string">
            <text:p text:style-name="P26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26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79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6">4 - 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31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Strong_20_Emphasis"><text:span text:style-name="T127"><text:s/></text:span></text:span><text:span text:style-name="Strong_20_Emphasis"><text:span text:style-name="T129">LTS 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1">installation is complete.</text:span></text:span></text:p>
      <text:p text:style-name="P37"/>
      <text:p text:style-name="P44"><text:span text:style-name="Emphasis"><text:span text:style-name="T217">Written</text:span></text:span><text:span text:style-name="Emphasis"><text:span text:style-name="T215"> </text:span></text:span><text:span text:style-name="Emphasis"><text:span text:style-name="T217">by</text:span></text:span><text:span text:style-name="Emphasis"><text:span text:style-name="T21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6">Karel Zimmer</text:span></text:span></text:a><text:span text:style-name="Emphasis"><text:span text:style-name="T215">, </text:span></text:span><text:a xlink:type="simple" xlink:href="https://creativecommons.org/publicdomain/zero/1.0" text:style-name="Internet_20_link" text:visited-style-name="Visited_20_Internet_20_Link"><text:span text:style-name="Emphasis"><text:span text:style-name="T218">CC0 1.0 Universal</text:span></text:span></text:a><text:span text:style-name="Emphasis"><text:span text:style-name="T215">, </text:span></text:span><text:span text:style-name="Strong_20_Emphasis"><text:span text:style-name="T43"><text:user-field-get text:name="Releaseyear">2023</text:user-field-get></text:span></text:span><text:span text:style-name="Emphasis"><text:span text:style-name="T21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13T09:26:57.262254841">13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26:57.089727814</dc:date>
    <meta:keyword>Installatie</meta:keyword>
    <meta:keyword>Checklist</meta:keyword>
    <meta:keyword>Linux</meta:keyword>
    <meta:editing-cycles>6915</meta:editing-cycles>
    <meta:editing-duration>P12DT4H2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519" meta:character-count="3187" meta:non-whitespace-character-count="2708"/>
    <meta:user-defined meta:name="Info 1"/>
    <meta:user-defined meta:name="Info 2"/>
    <meta:user-defined meta:name="Info 3"/>
    <meta:user-defined meta:name="Info 4"/>
  </office:meta>
</office:document-meta>
</file>